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9629" officeooo:paragraph-rsid="001f9629"/>
    </style:style>
    <style:style style:name="P2" style:family="paragraph" style:parent-style-name="Standard">
      <style:text-properties officeooo:rsid="00213c3c" officeooo:paragraph-rsid="00213c3c"/>
    </style:style>
    <style:style style:name="P3" style:family="paragraph" style:parent-style-name="Standard">
      <style:text-properties officeooo:rsid="00224de9" officeooo:paragraph-rsid="00224d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rj Khalifa</text:p>
      <text:p text:style-name="P1"/>
      <text:p text:style-name="P1">País: Emiratos Árabes Unidos</text:p>
      <text:p text:style-name="P1">Año: 2010</text:p>
      <text:p text:style-name="P1">Altura: 828 m</text:p>
      <text:p text:style-name="P1">Descripción: Con 828 metros de altura, es la estructura más alta de la que se tiene registro en la historia. Conocido durante su construcción como Burj Dubái (Torre Dubái), el Burj Khalifa es la parte central de un desarrollo conocido como Downtown Dubai, un complejo de 2 km² situado junto a la avenida Jeque Zayed, que atraviesa transversalmente la ciudad de Dubái. La construcción comenzó el 6 de enero de 2004, siendo su inauguración oficial el 4 de enero de 2010. Debe su nombre al Jeque y presidente de los Emiratos Árabes Unidos, Jalifa bin Zayed Al Nahayan.</text:p>
      <text:p text:style-name="P1"/>
      <text:p text:style-name="P1"/>
      <text:p text:style-name="P1">Shanghai Tower</text:p>
      <text:p text:style-name="P1"/>
      <text:p text:style-name="P1">País: China</text:p>
      <text:p text:style-name="P1">Año: 2015</text:p>
      <text:p text:style-name="P1">Altura: 632 m</text:p>
      <text:p text:style-name="P1">Descripción: es un rascacielos ubicado en el distrito de Pudong en Shanghái, China. El edificio se eleva 632 metros sobre el suelo, con 128 pisos y una superficie de 420 000 m². Es actualmente el edificio más alto de China y el segundo rascacielos más alto del mundo, siendo solamente superado por el Burj Khalifa de Dubái.</text:p>
      <text:p text:style-name="P1"/>
      <text:p text:style-name="P1"/>
      <text:p text:style-name="P1">Makkah Royal Clock Tower</text:p>
      <text:p text:style-name="P1"/>
      <text:p text:style-name="P1">País: Arabia Saudita</text:p>
      <text:p text:style-name="P1">Año: 2011</text:p>
      <text:p text:style-name="P1">Altura: 601 m</text:p>
      <text:p text:style-name="P1">Descripción: Es el edificio más alto en Arabia Saudita y el tercer rascacielos más alto del mundo, tras el Burj Khalifa y la Torre de Shanghái. Es también, por superficie, el tercer edificio más grande del mundo, con un total aproximado de 1 580 000 m². La estructura está ubicada al otro lado de la calle de entrada al Masjid al-Haram, en cuyo interior se encuentra la Kaaba, considerada por los musulmanes el lugar más santo del mundo.</text:p>
      <text:p text:style-name="P1"/>
      <text:p text:style-name="P1"/>
      <text:p text:style-name="P2">Ping An Finance Center</text:p>
      <text:p text:style-name="P2"/>
      <text:p text:style-name="P2">País: China</text:p>
      <text:p text:style-name="P2">Año: 2017</text:p>
      <text:p text:style-name="P2">Altura: 599</text:p>
      <text:p text:style-name="P2">Descripción: Es un rascacielos de 115 plantas y 599 m de altura que se encuentra en Shenzhen, provincia de Guangdong, China. La torre fue encargada por la compañía de seguros Ping An Insurance, y diseñada por la firma de arquitectos estadounidense Kohn Pedersen Fox. La construcción finalizó en marzo de 2017. Actualmente es el cuarto edificio más alto del mundo, así como el segundo edificio más alto de China. El complejo del centro financiero contará con otro rascacielos de 293 metros de altura y 51 plantas, que albergará un hotel y oficinas.</text:p>
      <text:p text:style-name="P2"/>
      <text:p text:style-name="P2"/>
      <text:p text:style-name="P3"><text:soft-page-break/>Lotte World Tower</text:p>
      <text:p text:style-name="P3"/>
      <text:p text:style-name="P3">País: Corea del Sur</text:p>
      <text:p text:style-name="P3">Año: 2017</text:p>
      <text:p text:style-name="P3">Altura: 555 m</text:p>
      <text:p text:style-name="P3">Descripción: anteriormente conocida como Lotte World Premium Tower, es un rascacielos de 555 metros y 123 plantas de Seúl, Corea del Sur. Forma parte de la segunda generación del complejo Lotte World. Ya coronado, su construcción se estimaba que terminaría a finales de 2016, si bien finalizó en 2017. Es el el rascacielos más alto de Seúl y de Corea del Sur, y se encuentra en el sexto puesto entre los rascacielos más altos del mundo. Además, alberga la 2ª plataforma de observación más alta del mundo en su planta 123, a 512,3 metros</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4T15:36:15.905000000</meta:creation-date>
    <dc:date>2021-07-24T15:46:34.544000000</dc:date>
    <meta:editing-duration>PT10M18S</meta:editing-duration>
    <meta:editing-cycles>3</meta:editing-cycles>
    <meta:generator>LibreOffice/7.0.4.2$Windows_X86_64 LibreOffice_project/dcf040e67528d9187c66b2379df5ea4407429775</meta:generator>
    <meta:document-statistic meta:table-count="0" meta:image-count="0" meta:object-count="0" meta:page-count="2" meta:paragraph-count="25" meta:word-count="478" meta:character-count="2694" meta:non-whitespace-character-count="2246"/>
  </office:meta>
</office:document-meta>
</file>